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.9cm" svg:height="2.3cm" svg:x="1.6cm" svg:y="7.4cm">
          <text:p text:style-name="P1">Image originale</text:p>
          <text:p text:style-name="P1">(couleur)</text:p>
        </draw:rect>
        <draw:rect draw:style-name="gr1" draw:text-style-name="P1" draw:layer="layout" svg:width="5.5cm" svg:height="2.3cm" svg:x="9.2cm" svg:y="7.4cm">
          <text:p text:style-name="P1">Décorrélation</text:p>
          <text:p text:style-name="P1">(RGB-&gt;YCrCb)</text:p>
        </draw:rect>
        <draw:line draw:style-name="gr2" draw:text-style-name="P1" draw:layer="layout" svg:x1="6.5cm" svg:y1="8.6cm" svg:x2="9.2cm" svg:y2="8.6cm">
          <text:p/>
        </draw:line>
        <draw:rect draw:style-name="gr1" draw:text-style-name="P1" draw:layer="layout" svg:width="7cm" svg:height="2.3cm" svg:x="17.8cm" svg:y="7.2cm">
          <text:p text:style-name="P1">Modification type JPEG</text:p>
          <text:p text:style-name="P1">(DCT)</text:p>
        </draw:rect>
        <draw:line draw:style-name="gr2" draw:text-style-name="P1" draw:layer="layout" svg:x1="14.7cm" svg:y1="8.6cm" svg:x2="17.8cm" svg:y2="8.6cm">
          <text:p/>
        </draw:line>
        <draw:rect draw:style-name="gr1" draw:text-style-name="P1" draw:layer="layout" svg:width="6.9cm" svg:height="2.5cm" svg:x="17.9cm" svg:y="12cm">
          <text:p text:style-name="P1">Compression</text:p>
          <text:p text:style-name="P1">(Huffman ou LZW)</text:p>
        </draw:rect>
        <draw:line draw:style-name="gr2" draw:text-style-name="P1" draw:layer="layout" svg:x1="21.4cm" svg:y1="9.5cm" svg:x2="21.4cm" svg:y2="12cm">
          <text:p/>
        </draw:line>
        <draw:rect draw:style-name="gr1" draw:text-style-name="P1" draw:layer="layout" svg:width="7.3cm" svg:height="2.2cm" svg:x="18.1cm" svg:y="16.5cm">
          <text:p text:style-name="P1">Image compressée</text:p>
        </draw:rect>
        <draw:line draw:style-name="gr2" draw:text-style-name="P1" draw:layer="layout" svg:x1="21.4cm" svg:y1="14.5cm" svg:x2="21.4cm" svg:y2="1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 ma</meta:initial-creator>
    <meta:creation-date>2015-11-23T18:03:44.69</meta:creation-date>
    <dc:date>2015-11-23T18:24:14.89</dc:date>
    <dc:creator>mat ma</dc:creator>
    <meta:editing-duration>PT4M49S</meta:editing-duration>
    <meta:editing-cycles>1</meta:editing-cycles>
    <meta:document-statistic meta:object-count="9"/>
    <meta:generator>OpenOffice/4.1.1$Win32 OpenOffice.org_project/411m6$Build-9775</meta:generator>
  </office:meta>
</office:document-meta>
</file>